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086cm" fo:min-width="55.5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7.8cm" svg:height="69.1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45.599cm" svg:x2="5cm" svg:y2="33.7cm">
          <text:p/>
        </draw:line>
        <draw:frame draw:style-name="gr3" draw:text-style-name="P3" draw:layer="layout" svg:width="16cm" svg:height="6.5cm" svg:x="6.5cm" svg:y="38.25cm">
          <draw:text-box>
            <text:p><text:span text:style-name="T1">119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78 cm</text:span></text:p>
          </draw:text-box>
        </draw:frame>
        <draw:frame draw:style-name="gr3" draw:text-style-name="P3" draw:layer="layout" svg:width="16cm" svg:height="6.5cm" svg:x="63.65cm" svg:y="39.65cm">
          <draw:text-box>
            <text:p><text:span text:style-name="T1">135 cm</text:span></text:p>
          </draw:text-box>
        </draw:frame>
        <draw:line draw:style-name="gr2" draw:text-style-name="P2" draw:layer="layout" svg:x1="62.8cm" svg:y1="50.2cm" svg:x2="62.8cm" svg:y2="36.7cm">
          <text:p/>
        </draw:line>
        <draw:frame draw:style-name="gr3" draw:text-style-name="P3" draw:layer="layout" svg:width="16cm" svg:height="6.5cm" svg:x="63.6cm" svg:y="59.5cm">
          <draw:text-box>
            <text:p><text:span text:style-name="T1">239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6cm" svg:height="6.5cm" svg:x="63.5cm" svg:y="18.25cm">
          <draw:text-box>
            <text:p><text:span text:style-name="T1">317 cm</text:span></text:p>
          </draw:text-box>
        </draw:frame>
        <draw:frame draw:style-name="gr3" draw:text-style-name="P3" draw:layer="layout" svg:width="16cm" svg:height="6.5cm" svg:x="7cm" svg:y="17.25cm">
          <draw:text-box>
            <text:p><text:span text:style-name="T1">287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7T17:03:06.302000000</dc:date>
    <meta:editing-duration>PT56M28S</meta:editing-duration>
    <meta:editing-cycles>29</meta:editing-cycles>
    <meta:generator>LibreOffice/7.0.4.2$Windows_X86_64 LibreOffice_project/dcf040e67528d9187c66b2379df5ea4407429775</meta:generator>
    <meta:document-statistic meta:object-count="10"/>
  </office:meta>
</office:document-meta>
</file>